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quí tienes la sección <text:span text:style-name="Strong_20_Emphasis">2.2. ¿Por qué la vida crea individuos?</text:span>, escrita con el mismo tono reflexivo, claro y elegante que venimos usando. Esta parte es crucial porque explica la razón de ser del individuo dentro del sistema inteligente que llamamos vida. La redacto como un bloque cohesivo, listo para integrarse en el ensayo.</text:p>
      <text:p text:style-name="Horizontal_20_Line"/>
      <text:h text:style-name="Heading_20_1" text:outline-level="1"><text:span text:style-name="Strong_20_Emphasis">2.2. ¿Por qué la vida crea individuos?</text:span></text:h>
      <text:p text:style-name="Text_20_body">Si queremos comprender la naturaleza del individuo, debemos empezar por la pregunta más profunda y menos evidente: <text:span text:style-name="Strong_20_Emphasis">¿por qué la vida necesita individuos?</text:span> ¿Por qué no opera como un único ente continuo, homogéneo, sin divisiones ni fragmentos? ¿Por qué la existencia se despliega en unidades separadas, cada una con su propio ciclo, su propia memoria y su propio destino?</text:p>
      <text:p text:style-name="Text_20_body">La respuesta no está en la biología superficial, sino en la lógica interna del proceso vital. La vida crea individuos porque <text:span text:style-name="Strong_20_Emphasis">los necesita para pensar</text:span>, para explorar, para calcular. El individuo es la forma que adopta la vida para avanzar, para expandirse, para descubrir lo posible. Sin individuos, la vida sería un sistema inmóvil, incapaz de recorrer el espacio de posibilidades que define su propia existencia.</text:p>
      <text:p text:style-name="Text_20_body">A continuación desarrollamos las tres razones fundamentales.</text:p>
      <text:p text:style-name="Horizontal_20_Line"/>
      <text:h text:style-name="Heading_20_2" text:outline-level="2"><text:span text:style-name="Strong_20_Emphasis">La necesidad de multiplicidad</text:span></text:h>
      <text:p text:style-name="Text_20_body">La vida no puede avanzar si no se multiplica. Un único individuo, por perfecto que fuera, estaría atrapado en un único camino, en una única trayectoria. La multiplicidad es la condición necesaria para que el sistema pueda:</text:p>
      <text:list xml:id="list4258966663" text:style-name="L1">
        <text:list-item>
          <text:p text:style-name="P2">explorar alternativas, </text:p>
        </text:list-item>
        <text:list-item>
          <text:p text:style-name="P2">corregir errores, </text:p>
        </text:list-item>
        <text:list-item>
          <text:p text:style-name="P2">generar diversidad, </text:p>
        </text:list-item>
        <text:list-item>
          <text:p text:style-name="P2">adaptarse a entornos cambiantes, </text:p>
        </text:list-item>
        <text:list-item>
          <text:p text:style-name="P1">y mantener su continuidad a través del tiempo. </text:p>
        </text:list-item>
      </text:list>
      <text:p text:style-name="Text_20_body">Cada individuo es una <text:span text:style-name="Strong_20_Emphasis">rama</text:span> del proceso, una dirección posible, una apuesta del sistema. La vida no elige un camino: <text:span text:style-name="Strong_20_Emphasis">los recorre todos simultáneamente</text:span>. Y para recorrerlos, necesita individuos.</text:p>
      <text:p text:style-name="Text_20_body">La multiplicidad no es un accidente biológico. Es la arquitectura fundamental del proceso vital.</text:p>
      <text:p text:style-name="Horizontal_20_Line"/>
      <text:h text:style-name="Heading_20_2" text:outline-level="2"><text:span text:style-name="Strong_20_Emphasis">La exploración distribuida del espacio de posibilidades</text:span></text:h>
      <text:p text:style-name="Text_20_body">El espacio de posibilidades de la vida es inmenso. Ningún individuo, por inteligente que fuera, podría recorrerlo por sí solo. La vida resuelve este problema dividiéndose en unidades simples que exploran el espacio de manera distribuida.</text:p>
      <text:p text:style-name="Text_20_body"><text:soft-page-break/>Cada individuo:</text:p>
      <text:list xml:id="list947798440" text:style-name="L2">
        <text:list-item>
          <text:p text:style-name="P4">ocupa un punto distinto del espacio de estados, </text:p>
        </text:list-item>
        <text:list-item>
          <text:p text:style-name="P4">genera nuevas posibilidades a partir de su posición, </text:p>
        </text:list-item>
        <text:list-item>
          <text:p text:style-name="P3">y permite que el sistema avance en múltiples direcciones a la vez. </text:p>
        </text:list-item>
      </text:list>
      <text:p text:style-name="Text_20_body">La vida piensa <text:span text:style-name="Strong_20_Emphasis">por expansión</text:span>, no por reflexión.<text:line-break/>Piensa <text:span text:style-name="Strong_20_Emphasis">por multiplicación</text:span>, no por introspección.<text:line-break/>Piensa <text:span text:style-name="Strong_20_Emphasis">por exploración</text:span>, no por planificación.</text:p>
      <text:p text:style-name="Text_20_body">El individuo es el agente de esa exploración.<text:line-break/>Es el explorador local de un sistema global.</text:p>
      <text:p text:style-name="Horizontal_20_Line"/>
      <text:h text:style-name="Heading_20_2" text:outline-level="2"><text:span text:style-name="Strong_20_Emphasis">La separación de la complejidad en pasos triviales</text:span></text:h>
      <text:p text:style-name="Text_20_body">La vida enfrenta problemas de una complejidad inimaginable:<text:line-break/>cómo construir un organismo, cómo adaptarse a un entorno, cómo sobrevivir, cómo evolucionar.<text:line-break/>Pero la vida no resuelve estos problemas de una sola vez.<text:line-break/>No los enfrenta como un todo.<text:line-break/>No los analiza ni los comprende.</text:p>
      <text:p text:style-name="Text_20_body">En lugar de eso, la vida <text:span text:style-name="Strong_20_Emphasis">divide la complejidad en pasos triviales</text:span>.</text:p>
      <text:p text:style-name="Text_20_body">Cada individuo ejecuta una operación mínima, simple, elemental.<text:line-break/>No necesita comprender el problema.<text:line-break/>No necesita saber hacia dónde va el proceso.<text:line-break/>No necesita inteligencia consciente.</text:p>
      <text:p text:style-name="Text_20_body">Su tarea es tan pequeña que siempre puede realizarla.<text:line-break/>Y sin embargo, cuando millones de individuos ejecutan millones de pasos triviales, el resultado es un proceso capaz de resolver problemas que ningún individuo podría siquiera imaginar.</text:p>
      <text:p text:style-name="Text_20_body">La vida no necesita individuos complejos para resolver problemas complejos.<text:line-break/>Necesita <text:span text:style-name="Strong_20_Emphasis">muchos individuos simples</text:span>, cada uno realizando una tarea mínima.</text:p>
      <text:p text:style-name="Text_20_body">La complejidad del sistema emerge de la simplicidad de sus partes.</text:p>
      <text:p text:style-name="Horizontal_20_Line"/>
      <text:h text:style-name="Heading_20_1" text:outline-level="1"><text:span text:style-name="Strong_20_Emphasis">Síntesis</text:span></text:h>
      <text:p text:style-name="Text_20_body">La vida crea individuos porque:</text:p>
      <text:list xml:id="list1611167077" text:style-name="L3">
        <text:list-item>
          <text:p text:style-name="P6"><text:span text:style-name="Strong_20_Emphasis">Necesita multiplicarse</text:span> para recorrer todas las posibilidades. </text:p>
        </text:list-item>
        <text:list-item>
          <text:p text:style-name="P6"><text:span text:style-name="Strong_20_Emphasis">Necesita distribuir la exploración</text:span> para abarcar un espacio inmenso. </text:p>
        </text:list-item>
        <text:list-item>
          <text:p text:style-name="P5"><text:span text:style-name="Strong_20_Emphasis">Necesita dividir la complejidad</text:span> en pasos tan simples que cualquier individuo pueda ejecutarlos. </text:p>
        </text:list-item>
      </text:list>
      <text:p text:style-name="Text_20_body"><text:soft-page-break/>El individuo no es un fin, sino un medio.<text:line-break/>No es el protagonista, sino el instrumento.<text:line-break/>No es la inteligencia, sino el módulo que permite que la inteligencia emerja.</text:p>
      <text:p text:style-name="Text_20_body">La vida crea individuos porque es la única forma de pensar que tiene.</text:p>
      <text:p text:style-name="Horizontal_20_Line"/>
      <text:p text:style-name="Text_20_body">Si quieres, podemos avanzar con el siguiente punto (<text:span text:style-name="Strong_20_Emphasis">2.3. ¿Cuál es la función de los individuos?</text:span>) o ajustar esta sección antes de continuar.</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1-04T17:44:10.166000000</meta:creation-date>
    <dc:date>2026-01-04T17:50:49.163000000</dc:date>
    <meta:editing-duration>PT6M39S</meta:editing-duration>
    <meta:editing-cycles>1</meta:editing-cycles>
    <meta:document-statistic meta:table-count="0" meta:image-count="0" meta:object-count="0" meta:page-count="3" meta:paragraph-count="37" meta:word-count="671" meta:character-count="4263" meta:non-whitespace-character-count="3629"/>
    <meta:generator>LibreOffice/7.3.5.2$Windows_X86_64 LibreOffice_project/184fe81b8c8c30d8b5082578aee2fed2ea847c01</meta:generator>
  </office:meta>
</office:document-meta>
</file>